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12.587cm"/>
    </style:style>
    <style:style style:name="co3" style:family="table-column">
      <style:table-column-properties fo:break-before="auto" style:column-width="4.7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6.051cm"/>
    </style:style>
    <style:style style:name="ro1" style:family="table-row">
      <style:table-row-properties style:row-height="1.03cm" fo:break-before="auto" style:use-optimal-row-height="true"/>
    </style:style>
    <style:style style:name="ro2" style:family="table-row">
      <style:table-row-properties style:row-height="1.057cm" fo:break-before="auto" style:use-optimal-row-height="true"/>
    </style:style>
    <style:style style:name="ro3" style:family="table-row">
      <style:table-row-properties style:row-height="1.526cm" fo:break-before="auto" style:use-optimal-row-height="true"/>
    </style:style>
    <style:style style:name="ro4" style:family="table-row">
      <style:table-row-properties style:row-height="0.53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465a4" style:text-align-source="fix" style:repeat-content="false" fo:wrap-option="wrap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069a2e" style:text-align-source="fix" style:repeat-content="false" fo:wrap-option="wrap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13" style:family="table-cell" style:parent-style-name="Default">
      <style:table-cell-properties fo:background-color="#069a2e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5" style:family="table-cell" style:parent-style-name="Default" style:data-style-name="N3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15" style:family="table-cell" style:parent-style-name="Default" style:data-style-name="N3">
      <style:table-cell-properties fo:background-color="#069a2e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7" style:family="table-cell" style:parent-style-name="Default" style:data-style-name="N37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18" style:family="table-cell" style:parent-style-name="Default" style:data-style-name="N37">
      <style:table-cell-properties fo:background-color="#069a2e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17" style:family="table-cell" style:parent-style-name="Default" style:data-style-name="N37">
      <style:table-cell-properties fo:background-color="#069a2e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name-asian="Segoe UI" style:font-size-asian="10.5pt" style:font-name-complex="Tahoma" style:font-size-complex="10.5pt"/>
    </style:style>
    <style:style style:name="ce10" style:family="table-cell" style:parent-style-name="Default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1"/>
        <table:table-column table:style-name="co2" table:default-cell-style-name="ce13"/>
        <table:table-column table:style-name="co3" table:default-cell-style-name="ce13"/>
        <table:table-column table:style-name="co4" table:default-cell-style-name="ce15"/>
        <table:table-column table:style-name="co4" table:default-cell-style-name="ce18"/>
        <table:table-column table:style-name="co5" table:default-cell-style-name="ce11"/>
        <table:table-row table:style-name="ro1">
          <table:table-cell table:style-name="ce1" office:value-type="string" calcext:value-type="string">
            <text:p>#</text:p>
          </table:table-cell>
          <table:table-cell table:style-name="ce3" office:value-type="string" calcext:value-type="string">
            <text:p>Article name</text:p>
          </table:table-cell>
          <table:table-cell table:style-name="ce3" office:value-type="string" calcext:value-type="string">
            <text:p>Source</text:p>
          </table:table-cell>
          <table:table-cell table:style-name="ce5" office:value-type="string" calcext:value-type="string">
            <text:p>Number of citations</text:p>
          </table:table-cell>
          <table:table-cell table:style-name="ce7" office:value-type="string" calcext:value-type="string">
            <text:p>Date</text:p>
          </table:table-cell>
          <table:table-cell table:style-name="ce10" office:value-type="string" calcext:value-type="string">
            <text:p>Link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ing {Cross} {Lingual} {Learning} for {Detecting} {Hate} {Speech} in {Portuguese}</text:p>
          </table:table-cell>
          <table:table-cell office:value-type="string" calcext:value-type="string">
            <text:p>Springer Link</text:p>
          </table:table-cell>
          <table:table-cell office:value-type="float" office:value="1" calcext:value-type="float">
            <text:p>1</text:p>
          </table:table-cell>
          <table:table-cell office:value-type="date" office:date-value="2021-09-01" calcext:value-type="date">
            <text:p>01/09/21</text:p>
          </table:table-cell>
          <table:table-cell office:value-type="string" calcext:value-type="string">
            <text:p><text:a xlink:href="https://link.springer.com/10.1007/978-3-030-86475-0_17" xlink:type="simple">https://link.springer.com/10.1007/978-3-030-86475-0_17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vestigating Deep Learning Approaches for Hate Speech Detection in Social Media : Portuguese-BR tweets</text:p>
          </table:table-cell>
          <table:table-cell office:value-type="string" calcext:value-type="string">
            <text:p>IEEE Digital Library</text:p>
          </table:table-cell>
          <table:table-cell office:value-type="float" office:value="0" calcext:value-type="float">
            <text:p>0</text:p>
          </table:table-cell>
          <table:table-cell office:value-type="date" office:date-value="2023-08-15" calcext:value-type="date">
            <text:p>15/08/23</text:p>
          </table:table-cell>
          <table:table-cell office:value-type="string" calcext:value-type="string">
            <text:p><text:a xlink:href="https://ieeexplore.ieee.org/document/10211751" xlink:type="simple">https://ieeexplore.ieee.org/document/10211751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ng short-term memory model for classification of english-{PtBR} cross-lingual hate speech</text:p>
          </table:table-cell>
          <table:table-cell office:value-type="string" calcext:value-type="string">
            <text:p>Scopus</text:p>
          </table:table-cell>
          <table:table-cell office:value-type="float" office:value="9" calcext:value-type="float">
            <text:p>9</text:p>
          </table:table-cell>
          <table:table-cell table:style-name="ce17" office:value-type="date" office:date-value="2019-11-01" calcext:value-type="date">
            <text:p>01/11/19</text:p>
          </table:table-cell>
          <table:table-cell office:value-type="string" calcext:value-type="string">
            <text:p><text:a xlink:href="https://thescipub.com/pdf/jcssp.2019.1546.1571.pdf" xlink:type="simple">https://thescipub.com/pdf/jcssp.2019.1546.1571.pdf</text:a>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{BERTimbau} in {Action}: {An} {Investigation} of its {Abilities} in {Sentiment} {Analysis}, {Aspect} {Extraction}, {Hate} {Speech} {Detection}, and {Irony} {Detection}</text:p>
          </table:table-cell>
          <table:table-cell office:value-type="string" calcext:value-type="string">
            <text:p>Scopus</text:p>
          </table:table-cell>
          <table:table-cell office:value-type="float" office:value="1" calcext:value-type="float">
            <text:p>1</text:p>
          </table:table-cell>
          <table:table-cell office:value-type="date" office:date-value="2023-05-08" calcext:value-type="date">
            <text:p>08/05/23</text:p>
          </table:table-cell>
          <table:table-cell office:value-type="string" calcext:value-type="string">
            <text:p><text:a xlink:href="https://journals.flvc.org/FLAIRS/article/view/133186/137944" xlink:type="simple">https://journals.flvc.org/FLAIRS/article/view/133186/137944</text:a>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omparative {Analysis} of {Hate} {Speech} {Detection} {Models} on {Brazilian} {Portuguese} {Data}: {Modified} {BERT} vs. {BERT} vs. {Standard} {Machine} {Learning} {Algorithms}</text:p>
          </table:table-cell>
          <table:table-cell office:value-type="string" calcext:value-type="string">
            <text:p>Scopus</text:p>
          </table:table-cell>
          <table:table-cell office:value-type="float" office:value="0" calcext:value-type="float">
            <text:p>0</text:p>
          </table:table-cell>
          <table:table-cell office:value-type="date" office:date-value="2024-07-11" calcext:value-type="date">
            <text:p>11/07/24</text:p>
          </table:table-cell>
          <table:table-cell office:value-type="string" calcext:value-type="string">
            <text:p><text:a xlink:href="https://www.scitepress.org/Papers/2024/127706/127706.pdf" xlink:type="simple">https://www.scitepress.org/Papers/2024/127706/127706.pdf</text:a>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Sabiá in {Action}: {An} {Investigation} of its {Abilities} in {Aspect}-{Based} {Sentiment} {Analysis}, {Hate} {Speech} {Detection}, {Irony} {Detection}, and {Question}-{Answering}</text:p>
          </table:table-cell>
          <table:table-cell office:value-type="string" calcext:value-type="string">
            <text:p>Scopus</text:p>
          </table:table-cell>
          <table:table-cell office:value-type="float" office:value="0" calcext:value-type="float">
            <text:p>0</text:p>
          </table:table-cell>
          <table:table-cell office:value-type="date" office:date-value="2024-09-09" calcext:value-type="date">
            <text:p>09/09/24</text:p>
          </table:table-cell>
          <table:table-cell office:value-type="string" calcext:value-type="string">
            <text:p><text:a xlink:href="https://ieeexplore.ieee.org/document/10650878" xlink:type="simple">https://ieeexplore.ieee.org/document/10650878</text:a>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Brazilian {Portuguese} {Hate} {Speech} {Classification} using {BERTimbau}</text:p>
          </table:table-cell>
          <table:table-cell office:value-type="string" calcext:value-type="string">
            <text:p>Scopus</text:p>
          </table:table-cell>
          <table:table-cell office:value-type="float" office:value="6" calcext:value-type="float">
            <text:p>6</text:p>
          </table:table-cell>
          <table:table-cell office:value-type="date" office:date-value="2022-05-04" calcext:value-type="date">
            <text:p>04/05/22</text:p>
          </table:table-cell>
          <table:table-cell office:value-type="string" calcext:value-type="string">
            <text:p><text:a xlink:href="https://journals.flvc.org/FLAIRS/article/view/130594/133838" xlink:type="simple">https://journals.flvc.org/FLAIRS/article/view/130594/133838</text:a>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{HateBR}: {A} {Large} {Expert} {Annotated} {Corpus} of {Brazilian} {Instagram} {Comments} for {Offensive} {Language} and {Hate} {Speech} {Detection}</text:p>
          </table:table-cell>
          <table:table-cell office:value-type="string" calcext:value-type="string">
            <text:p>Scopus</text:p>
          </table:table-cell>
          <table:table-cell office:value-type="float" office:value="11" calcext:value-type="float">
            <text:p>11</text:p>
          </table:table-cell>
          <table:table-cell office:value-type="date" office:date-value="2022-06-25" calcext:value-type="date">
            <text:p>25/06/22</text:p>
          </table:table-cell>
          <table:table-cell office:value-type="string" calcext:value-type="string">
            <text:p><text:a xlink:href="https://aclanthology.org/2022.lrec-1.777/" xlink:type="simple">https://aclanthology.org/2022.lrec-1.777/</text:a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{OLID}-{BR}: offensive language identification dataset for {Brazilian} {Portuguese}</text:p>
          </table:table-cell>
          <table:table-cell office:value-type="string" calcext:value-type="string">
            <text:p>Scopus</text:p>
          </table:table-cell>
          <table:table-cell office:value-type="float" office:value="4" calcext:value-type="float">
            <text:p>4</text:p>
          </table:table-cell>
          <table:table-cell office:value-type="date" office:date-value="2023-05-03" calcext:value-type="date">
            <text:p>03/05/23</text:p>
          </table:table-cell>
          <table:table-cell office:value-type="string" calcext:value-type="string">
            <text:p><text:a xlink:href="https://link.springer.com/article/10.1007/s10579-023-09657-0" xlink:type="simple">https://link.springer.com/article/10.1007/s10579-023-09657-0</text:a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e {Impact} of {Data} {Augmentation} on the {Hate} {Speech} {Detection} in {Portuguese} {Language}</text:p>
          </table:table-cell>
          <table:table-cell office:value-type="string" calcext:value-type="string">
            <text:p>Scopus</text:p>
          </table:table-cell>
          <table:table-cell office:value-type="float" office:value="0" calcext:value-type="float">
            <text:p>0</text:p>
          </table:table-cell>
          <table:table-cell office:value-type="date" office:date-value="2024-05-13" calcext:value-type="date">
            <text:p>13/05/24</text:p>
          </table:table-cell>
          <table:table-cell office:value-type="string" calcext:value-type="string">
            <text:p><text:a xlink:href="https://journals.flvc.org/FLAIRS/article/view/135307/139554" xlink:type="simple">https://journals.flvc.org/FLAIRS/article/view/135307/139554</text:a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mparing {Different} {Approaches} for {Detecting} {Hate} {Speech} in {Online} {Portuguese} {Comments}</text:p>
          </table:table-cell>
          <table:table-cell office:value-type="string" calcext:value-type="string">
            <text:p>Scopus</text:p>
          </table:table-cell>
          <table:table-cell office:value-type="float" office:value="3" calcext:value-type="float">
            <text:p>3</text:p>
          </table:table-cell>
          <table:table-cell office:value-type="date" office:date-value="2022-07-27" calcext:value-type="date">
            <text:p>27/07/22</text:p>
          </table:table-cell>
          <table:table-cell office:value-type="string" calcext:value-type="string">
            <text:p><text:a xlink:href="https://drops.dagstuhl.de/entities/document/10.4230/OASIcs.SLATE.2022.10" xlink:type="simple">https://drops.dagstuhl.de/entities/document/10.4230/OASIcs.SLATE.2022.10</text:a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atural {Language} {Processing} {Techniques} for {Hate} {Speech} {Evaluation} for {Brazilian} {Portuguese}</text:p>
          </table:table-cell>
          <table:table-cell office:value-type="string" calcext:value-type="string">
            <text:p>Springer Link</text:p>
          </table:table-cell>
          <table:table-cell office:value-type="float" office:value="0" calcext:value-type="float">
            <text:p>0</text:p>
          </table:table-cell>
          <table:table-cell office:value-type="date" office:date-value="2023-06-29" calcext:value-type="date">
            <text:p>29/06/23</text:p>
          </table:table-cell>
          <table:table-cell office:value-type="string" calcext:value-type="string">
            <text:p><text:a xlink:href="https://link.springer.com/chapter/10.1007/978-3-031-37114-1_8" xlink:type="simple">https://link.springer.com/chapter/10.1007/978-3-031-37114-1_8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3">00/00/0000</text:date>, <text:time style:data-style-name="N2" text:time-value="00:14:47.00062942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22:43:19.391000000</meta:creation-date>
    <dc:date>2024-12-13T00:57:12.637278446</dc:date>
    <meta:editing-duration>PT1H21M36S</meta:editing-duration>
    <meta:editing-cycles>3</meta:editing-cycles>
    <meta:generator>LibreOffice/7.6.0.3$MacOSX_X86_64 LibreOffice_project/69edd8b8ebc41d00b4de3915dc82f8f0fc3b6265</meta:generator>
    <meta:document-statistic meta:table-count="1" meta:cell-count="78" meta:object-count="0"/>
  </office:meta>
</office:document-meta>
</file>